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4.9167in" table:align="left"/>
    </style:style>
    <style:style style:name="Table1.A" style:family="table-column">
      <style:table-column-properties style:column-width="1.375in"/>
    </style:style>
    <style:style style:name="Table1.B" style:family="table-column">
      <style:table-column-properties style:column-width="2.7368in"/>
    </style:style>
    <style:style style:name="Table1.C" style:family="table-column">
      <style:table-column-properties style:column-width="0.8049in"/>
    </style:style>
    <style:style style:name="Table1.1" style:family="table-row">
      <style:table-row-properties fo:background-color="#f2f1f0">
        <style:background-image/>
      </style:table-row-properties>
    </style:style>
    <style:style style:name="Table1.A1" style:family="table-cell">
      <style:table-cell-properties style:vertical-align="middle" fo:padding="0in" fo:border="none"/>
    </style:style>
    <style:style style:name="Table2" style:family="table">
      <style:table-properties style:width="4.0792in" fo:break-before="page" table:align="left"/>
    </style:style>
    <style:style style:name="Table2.A" style:family="table-column">
      <style:table-column-properties style:column-width="1.375in"/>
    </style:style>
    <style:style style:name="Table2.B" style:family="table-column">
      <style:table-column-properties style:column-width="2.7042in"/>
    </style:style>
    <style:style style:name="Table2.1" style:family="table-row">
      <style:table-row-properties fo:background-color="#f2f1f0">
        <style:background-image/>
      </style:table-row-properties>
    </style:style>
    <style:style style:name="Table2.A1" style:family="table-cell">
      <style:table-cell-properties style:vertical-align="middle" fo:padding="0in" fo:border="none"/>
    </style:style>
    <style:style style:name="P1" style:family="paragraph" style:parent-style-name="Text_20_body">
      <style:paragraph-properties fo:line-height="100%" fo:background-color="transparent" style:shadow="none">
        <style:background-image/>
      </style:paragraph-properties>
      <style:text-properties fo:font-size="10pt" officeooo:rsid="0016ea97" style:font-size-asian="10pt" style:font-size-complex="10pt"/>
    </style:style>
    <style:style style:name="P2" style:family="paragraph" style:parent-style-name="Text_20_body">
      <style:paragraph-properties fo:line-height="100%" fo:background-color="transparent" style:shadow="none">
        <style:background-image/>
      </style:paragraph-properties>
      <style:text-properties fo:font-size="10pt" officeooo:rsid="0016ea97" officeooo:paragraph-rsid="0016ea97" style:font-size-asian="10pt" style:font-size-complex="10pt"/>
    </style:style>
    <style:style style:name="P3" style:family="paragraph" style:parent-style-name="Text_20_body">
      <style:paragraph-properties fo:line-height="100%" fo:background-color="transparent" style:shadow="none">
        <style:background-image/>
      </style:paragraph-properties>
      <style:text-properties fo:font-size="10pt" fo:font-weight="bold" officeooo:rsid="0016ea97" officeooo:paragraph-rsid="0016ea97" style:font-size-asian="10pt" style:font-weight-asian="bold" style:font-size-complex="10pt" style:font-weight-complex="bold"/>
    </style:style>
    <style:style style:name="P4" style:family="paragraph" style:parent-style-name="Text_20_body">
      <style:paragraph-properties fo:line-height="100%" fo:break-before="page" fo:background-color="transparent" style:shadow="none">
        <style:background-image/>
      </style:paragraph-properties>
      <style:text-properties fo:font-size="10pt" officeooo:rsid="0016ea97" officeooo:paragraph-rsid="0016ea97" style:font-size-asian="10pt" style:font-size-complex="10pt"/>
    </style:style>
    <style:style style:name="P5" style:family="paragraph">
      <style:text-properties fo:font-weight="bold" style:font-weight-asian="bold" style:font-weight-complex="bold"/>
    </style:style>
    <style:style style:name="P6" style:family="paragraph" style:parent-style-name="Table_20_Heading">
      <style:paragraph-properties fo:text-align="start" style:justify-single-word="false"/>
    </style:style>
    <style:style style:name="P7" style:family="paragraph" style:parent-style-name="Table_20_Heading">
      <style:paragraph-properties fo:line-height="100%" fo:text-align="start" style:justify-single-word="false" fo:background-color="transparent" style:shadow="none">
        <style:background-image/>
      </style:paragraph-properties>
      <style:text-properties fo:font-size="10pt" style:font-size-asian="10pt" style:font-size-complex="10pt"/>
    </style:style>
    <style:style style:name="P8" style:family="paragraph" style:parent-style-name="Table_20_Contents">
      <style:paragraph-properties fo:line-height="100%" fo:background-color="transparent" style:shadow="none">
        <style:background-image/>
      </style:paragraph-properties>
      <style:text-properties fo:font-size="10pt" style:font-size-asian="10pt" style:font-size-complex="10pt"/>
    </style:style>
    <style:style style:name="P9" style:family="paragraph" style:parent-style-name="Header">
      <style:text-properties officeooo:rsid="0016ea97" officeooo:paragraph-rsid="0016ea97"/>
    </style:style>
    <style:style style:name="T1" style:family="text">
      <style:text-properties fo:font-weight="bold" style:font-weight-asian="bold" style:font-weight-complex="bold"/>
    </style:style>
    <style:style style:name="T2" style:family="text">
      <style:text-properties fo:font-variant="normal" fo:text-transform="none" fo:color="#222222" style:font-name="Roboto" fo:letter-spacing="0.0102in" fo:font-style="normal" fo:font-weight="normal"/>
    </style:style>
    <style:style style:name="T3" style:family="text">
      <style:text-properties fo:font-size="10pt" officeooo:rsid="0016ea97" style:font-size-asian="10pt" style:font-size-complex="10pt"/>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text:span text:style-name="T3">COMPUTE MODULE HARDWARE DESIGN GUIDE</text:span></text:p>
      <text:p text:style-name="P3">POWERING THE MODULE</text:p>
      <text:p text:style-name="P2">The Compute Module has six separate supplies that must be present and powered at all times; you cannot leave any of them unpowered, even if a specific interface or GPIO bank is unused. The six supplies are as follows:</text:p>
      <text:p text:style-name="P2">1. VBAT is used to power the BCM2835 processor core. It feeds the SMPS that generates the chip core voltage.</text:p>
      <text:p text:style-name="P2">2. 3V3 powers various BCM2835 PHYs, IO and the eMMC Flash.</text:p>
      <text:p text:style-name="P2">3. 1V8 powers various BCM2835 PHYs, IO and SDRAM.</text:p>
      <text:p text:style-name="P2">4. VDAC powers the composite (TV-out) DAC.</text:p>
      <text:p text:style-name="P2">5. GPIO0-27_VREF powers the GPIO 0-27 IO bank.</text:p>
      <text:p text:style-name="P2">6. GPIO28-45_VREF powers the GPIO 28-45 IO bank.</text:p>
      <text:p text:style-name="P2"/>
      <text:p text:style-name="P2"><text:span text:style-name="T2">GPIO28-45_VREF powers the GPIO 28-45 IO bank.</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Supply</text:p>
            </table:table-cell>
            <table:table-cell table:style-name="Table1.A1" office:value-type="string">
              <text:p text:style-name="P7">Voltage / Voltage Range</text:p>
            </table:table-cell>
            <table:table-cell table:style-name="Table1.A1" office:value-type="string">
              <text:p text:style-name="P7">Tolerance</text:p>
            </table:table-cell>
          </table:table-row>
        </table:table-header-rows>
        <table:table-row table:style-name="Table1.1">
          <table:table-cell table:style-name="Table1.A1" office:value-type="string">
            <text:p text:style-name="P8">VBAT</text:p>
          </table:table-cell>
          <table:table-cell table:style-name="Table1.A1" office:value-type="string">
            <text:p text:style-name="P8">2.3-5V [1]</text:p>
          </table:table-cell>
          <table:table-cell table:style-name="Table1.A1" office:value-type="string">
            <text:p text:style-name="P8">+/- 5%</text:p>
          </table:table-cell>
        </table:table-row>
        <table:table-row table:style-name="Table1.1">
          <table:table-cell table:style-name="Table1.A1" office:value-type="string">
            <text:p text:style-name="P8">3V3</text:p>
          </table:table-cell>
          <table:table-cell table:style-name="Table1.A1" office:value-type="string">
            <text:p text:style-name="P8">3.3V</text:p>
          </table:table-cell>
          <table:table-cell table:style-name="Table1.A1" office:value-type="string">
            <text:p text:style-name="P8">+/- 5%</text:p>
          </table:table-cell>
        </table:table-row>
        <table:table-row table:style-name="Table1.1">
          <table:table-cell table:style-name="Table1.A1" office:value-type="string">
            <text:p text:style-name="P8">1V8</text:p>
          </table:table-cell>
          <table:table-cell table:style-name="Table1.A1" office:value-type="string">
            <text:p text:style-name="P8">1.8V</text:p>
          </table:table-cell>
          <table:table-cell table:style-name="Table1.A1" office:value-type="string">
            <text:p text:style-name="P8">+/- 5%</text:p>
          </table:table-cell>
        </table:table-row>
        <table:table-row table:style-name="Table1.1">
          <table:table-cell table:style-name="Table1.A1" office:value-type="string">
            <text:p text:style-name="P8">VDAC</text:p>
          </table:table-cell>
          <table:table-cell table:style-name="Table1.A1" office:value-type="string">
            <text:p text:style-name="P8">2.5-2.8V (can connect to 3V3 if unused)</text:p>
          </table:table-cell>
          <table:table-cell table:style-name="Table1.A1" office:value-type="string">
            <text:p text:style-name="P8">+/- 5%</text:p>
          </table:table-cell>
        </table:table-row>
        <table:table-row table:style-name="Table1.1">
          <table:table-cell table:style-name="Table1.A1" office:value-type="string">
            <text:p text:style-name="P8">GPIO0-27_VREF</text:p>
          </table:table-cell>
          <table:table-cell table:style-name="Table1.A1" office:value-type="string">
            <text:p text:style-name="P8">1.8-3.3V</text:p>
          </table:table-cell>
          <table:table-cell table:style-name="Table1.A1" office:value-type="string">
            <text:p text:style-name="P8">+/- 5%</text:p>
          </table:table-cell>
        </table:table-row>
        <table:table-row table:style-name="Table1.1">
          <table:table-cell table:style-name="Table1.A1" office:value-type="string">
            <text:p text:style-name="P8">GPIO28-45_VREF</text:p>
          </table:table-cell>
          <table:table-cell table:style-name="Table1.A1" office:value-type="string">
            <text:p text:style-name="P8">1.8-3.3V</text:p>
          </table:table-cell>
          <table:table-cell table:style-name="Table1.A1" office:value-type="string">
            <text:p text:style-name="P8">+/- 5%</text:p>
          </table:table-cell>
        </table:table-row>
      </table:table>
      <text:p text:style-name="P1"/>
      <text:p text:style-name="P2">[1] Note that the voltage range for best SMPS efficiency is ~3.3-4.3V.</text:p>
      <text:p text:style-name="P2"/>
      <text:p text:style-name="P3">POWER SEQUENCING</text:p>
      <text:p text:style-name="P2">Supplies must be synchronised to come up at exactly the same time. Alternatively, they should be staggered so that the highest voltage comes up first, then the remaining voltages in descending order. This is to avoid forward biasing internal (on-chip) diodes between supplies, and causing latch-up.</text:p>
      <text:p text:style-name="P2"/>
      <text:p text:style-name="P2"><text:span text:style-name="T1">POWER</text:span> <text:span text:style-name="T1">REQUIREMENTS</text:span></text:p>
      <text:p text:style-name="P2">Exact power requirements will be heavily dependent upon the individual use case. If an on-chip subsystem is unused, it is usually in a low power state or completely turned off. For instance, if your application does not use 3D graphics then a large part of the core digital logic will never turn on and need power. This is also the case for camera and display interfaces, HDMI, USB interfaces, video encoders and decoders, and so on.</text:p>
      <text:p text:style-name="P2">Powerchain design is critical for stable and reliable operation of the Compute Module. We strongly recommend that designers spend time measuring and verifying power requirements for their particular use case and application, as well as paying careful attention to power supply sequencing and maximum supply voltage tolerance.</text:p>
      <text:p text:style-name="P2">The following table gives a rough guide to minimum supply requirements. However, the user is responsible for verifying that their powerchain is designed to be sufficient for their application. In some more unusual use cases these minimum requirements may well be too low!</text:p>
      <text:p text:style-name="P2"/>
      <table:table table:name="Table2" table:style-name="Table2">
        <table:table-column table:style-name="Table2.A"/>
        <table:table-column table:style-name="Table2.B"/>
        <table:table-header-rows>
          <table:table-row table:style-name="Table2.1">
            <table:table-cell table:style-name="Table2.A1" office:value-type="string">
              <text:p text:style-name="P6">Supply</text:p>
            </table:table-cell>
            <table:table-cell table:style-name="Table2.A1" office:value-type="string">
              <text:p text:style-name="P6">Minimum Requirement (mA or mW)</text:p>
            </table:table-cell>
          </table:table-row>
        </table:table-header-rows>
        <table:table-row table:style-name="Table2.1">
          <table:table-cell table:style-name="Table2.A1" office:value-type="string">
            <text:p text:style-name="Table_20_Contents">VBAT</text:p>
          </table:table-cell>
          <table:table-cell table:style-name="Table2.A1" office:value-type="string">
            <text:p text:style-name="Table_20_Contents">2000mW [1]</text:p>
          </table:table-cell>
        </table:table-row>
        <table:table-row table:style-name="Table2.1">
          <table:table-cell table:style-name="Table2.A1" office:value-type="string">
            <text:p text:style-name="Table_20_Contents">3V3</text:p>
          </table:table-cell>
          <table:table-cell table:style-name="Table2.A1" office:value-type="string">
            <text:p text:style-name="Table_20_Contents">250mA</text:p>
          </table:table-cell>
        </table:table-row>
        <table:table-row table:style-name="Table2.1">
          <table:table-cell table:style-name="Table2.A1" office:value-type="string">
            <text:p text:style-name="Table_20_Contents">1V8</text:p>
          </table:table-cell>
          <table:table-cell table:style-name="Table2.A1" office:value-type="string">
            <text:p text:style-name="Table_20_Contents">250mA</text:p>
          </table:table-cell>
        </table:table-row>
        <table:table-row table:style-name="Table2.1">
          <table:table-cell table:style-name="Table2.A1" office:value-type="string">
            <text:p text:style-name="Table_20_Contents">VDAC</text:p>
          </table:table-cell>
          <table:table-cell table:style-name="Table2.A1" office:value-type="string">
            <text:p text:style-name="Table_20_Contents">25mA</text:p>
          </table:table-cell>
        </table:table-row>
        <table:table-row table:style-name="Table2.1">
          <table:table-cell table:style-name="Table2.A1" office:value-type="string">
            <text:p text:style-name="Table_20_Contents">GPIO0-27_VREF</text:p>
          </table:table-cell>
          <table:table-cell table:style-name="Table2.A1" office:value-type="string">
            <text:p text:style-name="Table_20_Contents">50mA [2]</text:p>
          </table:table-cell>
        </table:table-row>
        <table:table-row table:style-name="Table2.1">
          <table:table-cell table:style-name="Table2.A1" office:value-type="string">
            <text:p text:style-name="Table_20_Contents">GPIO28-45_VREF</text:p>
          </table:table-cell>
          <table:table-cell table:style-name="Table2.A1" office:value-type="string">
            <text:p text:style-name="Table_20_Contents">50mA [2]</text:p>
          </table:table-cell>
        </table:table-row>
      </table:table>
      <text:p text:style-name="Text_20_body"><text:line-break/><text:span text:style-name="T3">[1] Note that VBAT is heavily dependent upon the application. For example, with video encoding, 3D and the camera all running the power requirements can be substantial.</text:span></text:p>
      <text:p text:style-name="P2">[2] Note that each GPIO bank will only need a few mW if unused; however when in use, the requirements will vary depending on the number of IOs in use and the load on each. The maximum load per GPIO bank must not exceed 50mA.</text:p>
      <text:p text:style-name="P2"/>
      <text:p text:style-name="P3">MODULE BOOTING AND FLASHING THE EMMC</text:p>
      <text:p text:style-name="P2">The 4GB eMMC Flash device on the Compute Module is directly connected to the primary BCM2835 SD/eMMC interface. These connections are not accessible on the module pins.</text:p>
      <text:p text:style-name="P2">When initially powered on, or after the RUN pin has been held low and then released, the BCM2835 will try to access the eMMC device. It will then look for a file called bootcode.bin on the primary partition (which must be FAT) to start booting the system. If it cannot access the eMMC device or the boot code cannot be found, it will fall back to waiting for boot code to be written to it over USB; in other words, its USB port is in slave mode waiting to accept boot code from a suitable host.</text:p>
      <text:p text:style-name="P2">A USB boot tool is available on github which allows a host PC running Linux to write the BCM2835 boot code over USB to the module. That boot code then runs and provides access to the eMMC as a USB mass storage device, which can then be read and written using the host PC. Note that a Raspberry Pi can be used as the host machine.</text:p>
      <text:p text:style-name="P2">The Compute Module has a pin called EMMC_DISABLE_N which when shorted to GND will disable the eMMC, forcing BCM2835 to boot from USB. Note that when the eMMC is disabled in this way, it takes a few seconds from powering up for the processor to stop attempting to talk to the eMMC device and fall back to booting from USB.</text:p>
      <text:p text:style-name="P2">Note that once booted over USB, BCM2835 needs to re-enable the eMMC device (by releasing EMMC_DISABLE_N) to allow access to it as mass storage. It expects to be able to do this by driving the GPIO47_1V8 pin LOW, which at boot is initially an input with a pull up to 1V8. If an end user wishes to add the ability to access the eMMC over USB in their product, similar circuitry to that used on the Compute Module IO Board to enable/disable the USB boot and eMMC must be used; that is, EMMC_DISABLE_N pulled low via MOSFET(s) and released again by MOSFET, with the gate controlled by GPIO47_1V8. Ensure you use MOSFETs suitable for switching at 1.8V (i.e. use a device with Vt &lt;&lt; 1.8V).</text:p>
      <text:p text:style-name="P2">For a step by step guide to flashing the eMMC please see: &lt; <text:a xlink:type="simple" xlink:href="http://www.raspberrypi.org/documentation/hardware/computemodule/cm-emmc-flashing.md">http://www.raspberrypi.org/documentation/hardware/computemodule/cm-emmc-flashing.md</text:a> &gt;.</text:p>
      <text:p text:style-name="P2"/>
      <text:p text:style-name="P4"><text:span text:style-name="T1">COMPUTE MODULE INTERFACES</text:span></text:p>
      <text:p text:style-name="P3">GPIOS</text:p>
      <text:p text:style-name="P2">Note that the GPIO46_1V8 and GPIO47_1V8 pins are 1.8V IO only and are reserved for special functions (HDMI hot plug detect and boot control respectively). Please don’t use these pins for any other purpose, as the software for the Compute Module will always expect these pins to have these special functions. If they are unused please leave them unconnected.</text:p>
      <text:p text:style-name="P2">The remaining GPIOs are available for general use and are split into two banks. GPIO0 to GPIO27 are bank 0 and GPIO28-45 make up bank 1. GPIO0-27_VREF is the power supply for bank 0 and GPIO28-45_VREF is the power supply for bank 1. These supplies can be in the range 1.8V-3.3V. These supplies are not optional; each bank must be powered, even when none of the GPIOs for that bank are used.</text:p>
      <text:p text:style-name="P2">All GPIOs except GPIO28, 29, 44 and 45 have weak in-pad pull-ups or pull-downs enabled when the device is powered on. Whether the GPIO is pulled up or down is documented in the BCM2835 peripherals document section 6.2. It is recommended to add off-chip pulls to GPIO28, 29, 44 and 45 to make sure they never float during power on and initial boot.</text:p>
      <text:p text:style-name="P3">CSI (MIPI SERIAL CAMERA)</text:p>
      <text:p text:style-name="P2"><text:tab/>The Compute Module has two MIPI serial camera interfaces (CSI); Interface 0 and Interface 1.</text:p>
      <text:p text:style-name="P2"><text:tab/>Interface 0 is a 2-lane interface; one clock lane and two data lanes.</text:p>
      <text:p text:style-name="P2"><text:tab/>Interface 1 is a 4-lane interface; one clock lane and four data lanes.</text:p>
      <text:p text:style-name="P2"><text:tab/>Note that the Raspberry Pi Model A/B camera connector uses Interface 1, but only in a 2-lane configuration.</text:p>
      <text:p text:style-name="P2"><text:tab/>The camera interface(s) clock and data pins must be routed as matched length, matched phase 100 ohm differential PCB traces.</text:p>
      <text:p text:style-name="P2"/>
      <text:p text:style-name="P3">DSI (MIPI SERIAL DISPLAY)</text:p>
      <text:p text:style-name="P2"><text:tab/>The Compute Module has 2 MIPI serial display interfaces (DSI); Interface 0 and Interface 1.</text:p>
      <text:p text:style-name="P2"><text:tab/>Interface 0 is a 2-lane interface; one clock lane and two data lanes.</text:p>
      <text:p text:style-name="P2"><text:tab/>Interface 1 is a 4-lane interface; one clock lane and four data lanes.</text:p>
      <text:p text:style-name="P2"><text:tab/>Note that the Raspberry Pi Model A/B display connector uses Interface 1, but only in a 2-lane configuration.</text:p>
      <text:p text:style-name="P2"><text:tab/>The display interface(s) clock and data pins must be routed as matched length, matched phase 100 ohm differential PCB traces.</text:p>
      <text:p text:style-name="P3">USB OTG</text:p>
      <text:p text:style-name="P2"><text:tab/>The BCM2835 USB port is On-The-Go (OTG) capable. If using either as a fixed slave or fixed master, please tie the USB_OTGID pin <text:tab/>to ground.</text:p>
      <text:p text:style-name="P2"><text:tab/>The USB port (Pins USB_DP and USB_DM) must be routed as matched-phase 90 ohm differential PCB traces.</text:p>
      <text:p text:style-name="P2"><text:tab/>Note that the port is capable of being used as a true OTG port, but there is currently no documentation, code or examples for this use <text:tab/>case.</text:p>
      <text:p text:style-name="P3">HDMI</text:p>
      <text:p text:style-name="P2"><text:tab/>It is recommended that users follow a similar arrangement to the Compute Module IO Board circuitry for HDMI <text:tab/>output.</text:p>
      <text:p text:style-name="P2"><text:tab/>The HDMI CK_P/N (clock) and D0-D2_P/N (data) pins must each be routed as matched length 100 ohm <text:tab/>differential PCB traces. It is <text:tab/>also important to make sure that each differential pair is closely phase matched. <text:tab/></text:p>
      <text:p text:style-name="P2"><text:tab/>Finally, keep HDMI traces well away from other noise sources and as short as possible.</text:p>
      <text:p text:style-name="P2"><text:tab/>Failure to observe these design rules is likely to result in EMC failure.</text:p>
      <text:p text:style-name="P2"/>
      <text:p text:style-name="P3">COMPOSITE (TVDAC)</text:p>
      <text:p text:style-name="P2"><text:tab/>The TVDAC pin can be used to output composite video. Please route this signal away from noise sources and use a 75 ohm PCB trace.</text:p>
      <text:p text:style-name="P2"><text:tab/>Note that the TV DAC is powered from the VDAC supply which must be a clean supply of 2.5-2.8V. It is <text:tab/>recommended users <text:tab/>generate this supply from 3V3 using a low noise LDO.</text:p>
      <text:p text:style-name="P2"><text:tab/>If the TVDAC output is not used VDAC can be connected to 3V3, but it must be powered even if the TV-out functionality is <text:tab/>unused.</text:p>
      <text:p text:style-name="P2"><text:soft-page-break/></text:p>
      <text:p text:style-name="P3">COMPUTE MODULE TEMPERATURE RANGE</text:p>
      <text:p text:style-name="P2"><text:tab/>The operating temperature range of the module is set by the lowest maximum and highest minimum of any of the <text:tab/>components.</text:p>
      <text:p text:style-name="P2"><text:tab/>The Samsung eMMC and Samsung LPDDR2 are all rated for -25 to +80 degrees Celsius, so the range is -25 to +80. BCM2835 and <text:tab/>the analogue switch have a greater range; the ceramic capacitors are specified from -25 to +85.</text:p>
      <text:p text:style-name="P2"><text:tab/>However, this range is the maximum for the silicon die; therefore, users would have to take into account the heat <text:tab/>generated when in <text:tab/>use and make sure this does not cause the temperature to exceed 80 degrees Celsius.</text:p>
      <text:p text:style-name="P2"><text:tab/>The user is responsible for designing and testing their system so that these limits are not exceeded.</text:p>
      <text:p text:style-name="P2"/>
      <text:p text:style-name="P3">COMPUTE MODULE FORM FACTOR</text:p>
      <text:p text:style-name="P2"><text:tab/>The Compute Module conforms to JEDEC MO-224 mechanical specification for 200 pin DDR2 (1.8V) SODIMM <text:tab/>modules. Please <text:tab/>note that the pinout of the Compute Module is not the same as a DDR2 SODIMM module; they <text:tab/>are not electrically compatible.</text:p>
      <text:p text:style-name="P2"><text:tab/>The maximum component height on the underside of the Compute Module is 1.2mm.</text:p>
      <text:p text:style-name="P2"><text:tab/>The maximum component height on the top side of the Compute Module is 1.5mm.</text:p>
      <text:p text:style-name="P2"><text:tab/>The Compute Module PCB thickness is 1.0mm +/- 10%.</text:p>
      <text:p text:style-name="P2"><text:tab/>Note that the location and arrangement of components on the Compute Module may change slightly over time due <text:tab/>to revisions for cost <text:tab/>and manufacturing considerations; however, maximum component heights and PCB thickness <text:tab/>will be kept as specifi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Roboto" svg:font-family="Roboto,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6ea97" officeooo:paragraph-rsid="0016ea97"/>
    </style:style>
    <style:page-layout style:name="Mpm1">
      <style:page-layout-properties fo:page-width="8.5in" fo:page-height="11in" style:num-format="1" style:print-orientation="portrait" fo:margin-top="0.25in" fo:margin-bottom="0.25in" fo:margin-left="0.25in" fo:margin-right="0.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http://www.raspberrypi.org/documentation/hardware/computemodule/cm-designguide.m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08:55:41.079241453</meta:creation-date>
    <dc:date>2015-01-20T09:08:06.451995302</dc:date>
    <meta:editing-duration>P0D</meta:editing-duration>
    <meta:editing-cycles>1</meta:editing-cycles>
    <meta:document-statistic meta:table-count="2" meta:image-count="0" meta:object-count="0" meta:page-count="4" meta:paragraph-count="103" meta:word-count="1710" meta:character-count="9914" meta:non-whitespace-character-count="8257"/>
    <meta:generator>LibreOffice/4.2.8.2$Linux_X86_64 LibreOffice_project/420m0$Build-2</meta:generator>
  </office:meta>
</office:document-meta>
</file>